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imes New Roman CE" svg:font-family="Times New Roman CE" style:font-family-generic="system" style:font-pitch="variable"/>
    <style:font-face style:name="Times New Roman Cyr" svg:font-family="Times New Roman Cyr"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Times New Roman Greek" svg:font-family="Times New Roman Gree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2" style:parent-style-name="Normal" style:family="paragraph">
      <style:paragraph-properties fo:widows="2" fo:orphans="2"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3" style:parent-style-name="Normal" style:family="paragraph">
      <style:paragraph-properties fo:widows="2" fo:orphans="2"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4" style:parent-style-name="Standard" style:family="paragraph">
      <style:paragraph-properties fo:margin-right="-0.5319in"/>
      <style:text-properties fo:font-size="12pt" style:font-size-asian="12pt"/>
    </style:style>
    <style:style style:name="P5" style:parent-style-name="Header" style:family="paragraph">
      <style:text-properties fo:font-size="16pt" style:font-size-asian="16pt"/>
    </style:style>
    <style:style style:name="T6" style:parent-style-name="DefaultParagraphFont" style:family="text">
      <style:text-properties fo:font-size="16pt" style:font-size-asian="16pt"/>
    </style:style>
    <style:style style:name="P7" style:parent-style-name="Standard" style:family="paragraph">
      <style:paragraph-properties fo:margin-right="-0.5319in"/>
      <style:text-properties fo:font-size="12pt" style:font-size-asian="12pt"/>
    </style:style>
    <style:style style:name="P8" style:parent-style-name="Standard" style:family="paragraph">
      <style:paragraph-properties fo:margin-right="-0.5319in"/>
    </style:style>
    <style:style style:name="T9" style:parent-style-name="DefaultParagraphFont" style:family="text">
      <style:text-properties fo:font-size="12pt" style:font-size-asian="12pt"/>
    </style:style>
    <style:style style:name="T10" style:parent-style-name="DefaultParagraphFont" style:family="text">
      <style:text-properties fo:font-size="12pt" style:font-size-asian="12pt"/>
    </style:style>
    <style:style style:name="P11" style:parent-style-name="Standard" style:family="paragraph">
      <style:text-properties fo:font-size="12pt" style:font-size-asian="12pt"/>
    </style:style>
    <style:style style:name="S1" style:family="section">
      <style:section-properties fo:margin-left="0in" fo:margin-right="0in" style:writing-mode="lr-tb">
        <style:columns fo:column-count="3">
          <style:column style:rel-width="3009*" fo:start-indent="0in" fo:end-indent="0.2458in"/>
          <style:column style:rel-width="3009*" fo:start-indent="0.2458in" fo:end-indent="0.2458in"/>
          <style:column style:rel-width="3009*" fo:start-indent="0.2458in" fo:end-indent="0in"/>
        </style:columns>
      </style:section-properties>
    </style:style>
    <style:style style:name="P12" style:parent-style-name="Standard" style:family="paragraph">
      <style:text-properties fo:font-size="12pt" style:font-size-asian="12pt"/>
    </style:style>
    <style:style style:name="P13" style:parent-style-name="Standard" style:family="paragraph">
      <style:paragraph-properties fo:margin-right="-0.5319in"/>
    </style:style>
    <style:style style:name="P14" style:parent-style-name="Standard" style:family="paragraph">
      <style:paragraph-properties fo:margin-right="-0.5319in"/>
    </style:style>
    <style:style style:name="P15" style:parent-style-name="Standard" style:family="paragraph">
      <style:paragraph-properties fo:margin-right="-0.5319in"/>
    </style:style>
    <style:style style:name="P16" style:parent-style-name="Standard" style:family="paragraph">
      <style:paragraph-properties fo:margin-right="-0.5319in"/>
    </style:style>
    <style:style style:name="P17" style:parent-style-name="Standard" style:family="paragraph">
      <style:paragraph-properties fo:margin-right="-0.5319in"/>
    </style:style>
    <style:style style:name="P18" style:parent-style-name="Standard" style:family="paragraph">
      <style:paragraph-properties fo:margin-left="0.1965in" fo:margin-right="-0.5319in" fo:text-indent="0in">
        <style:tab-stops/>
      </style:paragraph-properties>
    </style:style>
    <style:style style:name="P19" style:parent-style-name="Standard" style:family="paragraph">
      <style:paragraph-properties fo:margin-right="-0.5319in"/>
    </style:style>
    <style:style style:name="P20" style:parent-style-name="Standard" style:family="paragraph">
      <style:paragraph-properties fo:margin-right="-0.5319in"/>
    </style:style>
    <style:style style:name="P21" style:parent-style-name="Standard" style:family="paragraph">
      <style:paragraph-properties fo:margin-right="-0.5319in"/>
    </style:style>
    <style:style style:name="P22" style:parent-style-name="Standard" style:family="paragraph">
      <style:paragraph-properties fo:margin-right="-0.5319in"/>
    </style:style>
    <style:style style:name="P23" style:parent-style-name="Standard" style:family="paragraph">
      <style:paragraph-properties fo:margin-right="-0.5319in"/>
    </style:style>
    <style:style style:name="P24" style:parent-style-name="Standard" style:family="paragraph">
      <style:paragraph-properties fo:margin-right="-0.5319in"/>
    </style:style>
    <style:style style:name="P25" style:parent-style-name="Standard" style:family="paragraph">
      <style:paragraph-properties fo:margin-right="-0.5319in"/>
    </style:style>
    <style:style style:name="P26" style:parent-style-name="Standard" style:family="paragraph">
      <style:paragraph-properties fo:margin-right="-0.5319in"/>
    </style:style>
    <style:style style:name="P27" style:parent-style-name="Standard" style:family="paragraph">
      <style:paragraph-properties fo:margin-right="-0.5319in"/>
    </style:style>
    <style:style style:name="P28" style:parent-style-name="Standard" style:family="paragraph">
      <style:paragraph-properties fo:margin-right="-0.5319in"/>
    </style:style>
    <style:style style:name="P29" style:parent-style-name="Standard" style:family="paragraph">
      <style:paragraph-properties fo:margin-right="-0.5319in"/>
    </style:style>
    <style:style style:name="P30" style:parent-style-name="Standard" style:family="paragraph">
      <style:paragraph-properties fo:margin-right="-0.5319in"/>
    </style:style>
    <style:style style:name="P31" style:parent-style-name="Standard" style:family="paragraph">
      <style:paragraph-properties fo:margin-right="-0.5319in"/>
    </style:style>
    <style:style style:name="P32" style:parent-style-name="Standard" style:family="paragraph">
      <style:paragraph-properties fo:margin-right="-0.5319in"/>
    </style:style>
    <style:style style:name="P33" style:parent-style-name="Standard" style:family="paragraph">
      <style:paragraph-properties fo:margin-right="-0.5319in"/>
    </style:style>
    <style:style style:name="P34" style:parent-style-name="Standard" style:family="paragraph">
      <style:paragraph-properties fo:margin-right="-0.5319in"/>
    </style:style>
    <style:style style:name="P35" style:parent-style-name="Standard" style:family="paragraph">
      <style:paragraph-properties fo:margin-right="-0.5319in"/>
    </style:style>
    <style:style style:name="P36" style:parent-style-name="Standard" style:family="paragraph">
      <style:paragraph-properties fo:margin-right="-0.5319in"/>
    </style:style>
    <style:style style:name="P37" style:parent-style-name="Standard" style:family="paragraph">
      <style:paragraph-properties fo:margin-right="-0.5319in"/>
    </style:style>
    <style:style style:name="P38" style:parent-style-name="Standard" style:family="paragraph">
      <style:paragraph-properties fo:margin-right="-0.5319in"/>
    </style:style>
    <style:style style:name="P39" style:parent-style-name="Standard" style:family="paragraph">
      <style:paragraph-properties fo:margin-right="-0.5319in"/>
    </style:style>
    <style:style style:name="P40" style:parent-style-name="Standard" style:family="paragraph">
      <style:paragraph-properties fo:margin-right="-0.5319in"/>
    </style:style>
    <style:style style:name="P41" style:parent-style-name="Standard" style:family="paragraph">
      <style:paragraph-properties fo:margin-right="-0.5319in"/>
    </style:style>
    <style:style style:name="P42" style:parent-style-name="Standard" style:family="paragraph">
      <style:paragraph-properties fo:margin-right="-0.5319in"/>
    </style:style>
    <style:style style:name="P43" style:parent-style-name="Standard" style:family="paragraph">
      <style:paragraph-properties fo:margin-right="-0.5319in"/>
    </style:style>
    <style:style style:name="P44" style:parent-style-name="Standard" style:family="paragraph">
      <style:paragraph-properties fo:margin-right="-0.5319in"/>
    </style:style>
    <style:style style:name="P45" style:parent-style-name="Standard" style:family="paragraph">
      <style:paragraph-properties fo:margin-right="-0.5319in"/>
    </style:style>
    <style:style style:name="P46" style:parent-style-name="Standard" style:family="paragraph">
      <style:paragraph-properties fo:margin-right="-0.5319in"/>
    </style:style>
    <style:style style:name="P47" style:parent-style-name="Standard" style:family="paragraph">
      <style:paragraph-properties fo:margin-right="-0.5319in"/>
    </style:style>
    <style:style style:name="P48" style:parent-style-name="Standard" style:family="paragraph">
      <style:paragraph-properties fo:margin-right="-0.5319in"/>
    </style:style>
    <style:style style:name="P49" style:parent-style-name="Standard" style:family="paragraph">
      <style:paragraph-properties fo:margin-right="-0.5319in"/>
    </style:style>
    <style:style style:name="P50" style:parent-style-name="Standard" style:family="paragraph">
      <style:paragraph-properties fo:margin-right="-0.5319in"/>
    </style:style>
    <style:style style:name="P51" style:parent-style-name="Standard" style:family="paragraph">
      <style:paragraph-properties fo:margin-right="-0.5319in"/>
    </style:style>
    <style:style style:name="P52" style:parent-style-name="Standard" style:family="paragraph">
      <style:paragraph-properties fo:margin-right="-0.5319in"/>
    </style:style>
    <style:style style:name="P53" style:parent-style-name="Standard" style:family="paragraph">
      <style:paragraph-properties fo:margin-right="-0.5319in"/>
    </style:style>
    <style:style style:name="P54" style:parent-style-name="Standard" style:family="paragraph">
      <style:paragraph-properties fo:margin-right="-0.5319in"/>
    </style:style>
    <style:style style:name="P55" style:parent-style-name="Standard" style:family="paragraph">
      <style:paragraph-properties fo:margin-right="-0.5319in"/>
    </style:style>
    <style:style style:name="S2" style:family="section">
      <style:section-properties fo:margin-left="0in" fo:margin-right="0in" style:writing-mode="lr-tb"/>
    </style:style>
    <style:style style:name="P56" style:parent-style-name="Standard" style:family="paragraph">
      <style:paragraph-properties fo:line-height="150%"/>
    </style:style>
    <style:style style:name="T57" style:parent-style-name="DefaultParagraphFont" style:family="text">
      <style:text-properties fo:font-size="12pt" style:font-size-asian="12pt"/>
    </style:style>
    <style:style style:name="S3" style:family="section">
      <style:section-properties fo:margin-left="0in" fo:margin-right="0in" style:writing-mode="lr-tb">
        <style:columns fo:column-count="3">
          <style:column style:rel-width="3009*" fo:start-indent="0in" fo:end-indent="0.2458in"/>
          <style:column style:rel-width="3009*" fo:start-indent="0.2458in" fo:end-indent="0.2458in"/>
          <style:column style:rel-width="3009*" fo:start-indent="0.2458in" fo:end-indent="0in"/>
        </style:columns>
      </style:section-properties>
    </style:style>
    <style:style style:name="P58" style:parent-style-name="Standard" style:family="paragraph">
      <style:paragraph-properties fo:line-height="150%" fo:margin-right="-0.5319in"/>
    </style:style>
    <style:style style:name="T59" style:parent-style-name="DefaultParagraphFont" style:family="text">
      <style:text-properties fo:font-size="12pt" style:font-size-asian="12pt"/>
    </style:style>
    <style:style style:name="T60" style:parent-style-name="DefaultParagraphFont" style:family="text">
      <style:text-properties fo:font-size="12pt" style:font-size-asian="12pt"/>
    </style:style>
    <style:style style:name="P61" style:parent-style-name="Standard" style:family="paragraph">
      <style:paragraph-properties fo:line-height="150%" fo:margin-right="-0.5319in"/>
    </style:style>
    <style:style style:name="T62" style:parent-style-name="DefaultParagraphFont" style:family="text">
      <style:text-properties fo:font-size="12pt" style:font-size-asian="12pt"/>
    </style:style>
    <style:style style:name="P63" style:parent-style-name="Standard" style:family="paragraph">
      <style:paragraph-properties fo:line-height="150%" fo:margin-right="-0.5319in"/>
    </style:style>
    <style:style style:name="T64" style:parent-style-name="DefaultParagraphFont" style:family="text">
      <style:text-properties fo:font-size="12pt" style:font-size-asian="12pt"/>
    </style:style>
    <style:style style:name="P65" style:parent-style-name="Standard" style:family="paragraph">
      <style:paragraph-properties fo:line-height="150%" fo:margin-right="-0.5319in"/>
    </style:style>
    <style:style style:name="T66" style:parent-style-name="DefaultParagraphFont" style:family="text">
      <style:text-properties fo:font-size="12pt" style:font-size-asian="12pt"/>
    </style:style>
    <style:style style:name="P67" style:parent-style-name="Standard" style:family="paragraph">
      <style:paragraph-properties fo:line-height="150%" fo:margin-right="-0.5319in"/>
    </style:style>
    <style:style style:name="T68" style:parent-style-name="DefaultParagraphFont" style:family="text">
      <style:text-properties fo:font-size="12pt" style:font-size-asian="12pt"/>
    </style:style>
    <style:style style:name="P69" style:parent-style-name="Standard" style:family="paragraph">
      <style:paragraph-properties fo:line-height="150%" fo:margin-right="-0.5319in"/>
    </style:style>
    <style:style style:name="T70" style:parent-style-name="DefaultParagraphFont" style:family="text">
      <style:text-properties fo:font-size="12pt" style:font-size-asian="12pt"/>
    </style:style>
    <style:style style:name="P71" style:parent-style-name="Standard" style:family="paragraph">
      <style:paragraph-properties fo:line-height="150%" fo:margin-right="-0.5319in"/>
    </style:style>
    <style:style style:name="T72" style:parent-style-name="DefaultParagraphFont" style:family="text">
      <style:text-properties fo:font-size="12pt" style:font-size-asian="12pt"/>
    </style:style>
    <style:style style:name="P73" style:parent-style-name="Standard" style:family="paragraph">
      <style:paragraph-properties fo:line-height="150%" fo:margin-right="-0.5319in"/>
    </style:style>
    <style:style style:name="T74" style:parent-style-name="DefaultParagraphFont" style:family="text">
      <style:text-properties fo:font-size="12pt" style:font-size-asian="12pt"/>
    </style:style>
    <style:style style:name="P75" style:parent-style-name="Standard" style:family="paragraph">
      <style:paragraph-properties fo:line-height="150%" fo:margin-right="-0.5319in"/>
    </style:style>
    <style:style style:name="T76" style:parent-style-name="DefaultParagraphFont" style:family="text">
      <style:text-properties fo:font-size="12pt" style:font-size-asian="12pt"/>
    </style:style>
    <style:style style:name="P77" style:parent-style-name="Standard" style:family="paragraph">
      <style:paragraph-properties fo:line-height="150%" fo:margin-right="-0.5319in"/>
    </style:style>
    <style:style style:name="T78" style:parent-style-name="DefaultParagraphFont" style:family="text">
      <style:text-properties fo:font-size="12pt" style:font-size-asian="12pt"/>
    </style:style>
    <style:style style:name="P79" style:parent-style-name="Standard" style:family="paragraph">
      <style:paragraph-properties fo:line-height="150%" fo:margin-right="-0.5319in"/>
    </style:style>
    <style:style style:name="T80" style:parent-style-name="DefaultParagraphFont" style:family="text">
      <style:text-properties fo:font-size="12pt" style:font-size-asian="12pt"/>
    </style:style>
    <style:style style:name="P81" style:parent-style-name="Standard" style:family="paragraph">
      <style:paragraph-properties fo:line-height="150%" fo:margin-right="-0.5319in"/>
    </style:style>
    <style:style style:name="T82" style:parent-style-name="DefaultParagraphFont" style:family="text">
      <style:text-properties fo:font-size="12pt" style:font-size-asian="12pt"/>
    </style:style>
    <style:style style:name="P83" style:parent-style-name="Standard" style:family="paragraph">
      <style:paragraph-properties fo:line-height="150%" fo:margin-right="-0.5319in"/>
    </style:style>
    <style:style style:name="T84" style:parent-style-name="DefaultParagraphFont" style:family="text">
      <style:text-properties fo:font-size="12pt" style:font-size-asian="12pt"/>
    </style:style>
    <style:style style:name="P85" style:parent-style-name="Standard" style:family="paragraph">
      <style:paragraph-properties fo:line-height="150%" fo:margin-right="-0.5319in"/>
    </style:style>
    <style:style style:name="T86" style:parent-style-name="DefaultParagraphFont" style:family="text">
      <style:text-properties fo:font-size="12pt" style:font-size-asian="12pt"/>
    </style:style>
    <style:style style:name="P87" style:parent-style-name="Standard" style:family="paragraph">
      <style:paragraph-properties fo:line-height="150%" fo:margin-right="-0.5319in"/>
    </style:style>
    <style:style style:name="T88" style:parent-style-name="DefaultParagraphFont" style:family="text">
      <style:text-properties fo:font-size="12pt" style:font-size-asian="12pt"/>
    </style:style>
    <style:style style:name="P89" style:parent-style-name="Standard" style:family="paragraph">
      <style:paragraph-properties fo:line-height="150%" fo:margin-right="-0.5319in"/>
    </style:style>
    <style:style style:name="T90" style:parent-style-name="DefaultParagraphFont" style:family="text">
      <style:text-properties fo:font-size="12pt" style:font-size-asian="12pt"/>
    </style:style>
    <style:style style:name="P91" style:parent-style-name="Standard" style:family="paragraph">
      <style:paragraph-properties fo:line-height="150%" fo:margin-right="-0.5319in"/>
    </style:style>
    <style:style style:name="T92" style:parent-style-name="DefaultParagraphFont" style:family="text">
      <style:text-properties fo:font-size="12pt" style:font-size-asian="12pt"/>
    </style:style>
    <style:style style:name="P93" style:parent-style-name="Standard" style:family="paragraph">
      <style:paragraph-properties fo:line-height="150%" fo:margin-right="-0.5319in"/>
    </style:style>
    <style:style style:name="T94" style:parent-style-name="DefaultParagraphFont" style:family="text">
      <style:text-properties fo:font-size="12pt" style:font-size-asian="12pt"/>
    </style:style>
    <style:style style:name="P95" style:parent-style-name="Standard" style:family="paragraph">
      <style:paragraph-properties fo:line-height="150%" fo:margin-right="-0.5319in"/>
    </style:style>
    <style:style style:name="T96" style:parent-style-name="DefaultParagraphFont" style:family="text">
      <style:text-properties fo:font-size="12pt" style:font-size-asian="12pt"/>
    </style:style>
    <style:style style:name="P97" style:parent-style-name="Standard" style:family="paragraph">
      <style:paragraph-properties fo:line-height="150%" fo:margin-right="-0.5319in"/>
    </style:style>
    <style:style style:name="T98" style:parent-style-name="DefaultParagraphFont" style:family="text">
      <style:text-properties fo:font-size="12pt" style:font-size-asian="12pt"/>
    </style:style>
    <style:style style:name="P99" style:parent-style-name="Standard" style:family="paragraph">
      <style:paragraph-properties fo:line-height="150%" fo:margin-right="-0.5319in"/>
    </style:style>
    <style:style style:name="T100" style:parent-style-name="DefaultParagraphFont" style:family="text">
      <style:text-properties fo:font-size="12pt" style:font-size-asian="12pt"/>
    </style:style>
    <style:style style:name="P101" style:parent-style-name="Standard" style:family="paragraph">
      <style:paragraph-properties fo:line-height="150%" fo:margin-right="-0.5319in"/>
    </style:style>
    <style:style style:name="T102" style:parent-style-name="DefaultParagraphFont" style:family="text">
      <style:text-properties fo:font-size="12pt" style:font-size-asian="12pt"/>
    </style:style>
    <style:style style:name="P103" style:parent-style-name="Standard" style:family="paragraph">
      <style:paragraph-properties fo:line-height="150%" fo:margin-right="-0.5319in"/>
    </style:style>
    <style:style style:name="T104" style:parent-style-name="DefaultParagraphFont" style:family="text">
      <style:text-properties fo:font-size="12pt" style:font-size-asian="12pt"/>
    </style:style>
    <style:style style:name="T105" style:parent-style-name="DefaultParagraphFont" style:family="text">
      <style:text-properties fo:font-size="12pt" style:font-size-asian="12pt"/>
    </style:style>
    <style:style style:name="P106" style:parent-style-name="Standard" style:family="paragraph">
      <style:paragraph-properties fo:line-height="150%" fo:margin-right="-0.5319in"/>
    </style:style>
    <style:style style:name="T107" style:parent-style-name="DefaultParagraphFont" style:family="text">
      <style:text-properties fo:font-size="12pt" style:font-size-asian="12pt"/>
    </style:style>
    <style:style style:name="P108" style:parent-style-name="Standard" style:family="paragraph">
      <style:paragraph-properties fo:line-height="150%"/>
    </style:style>
  </office:automatic-styles>
  <office:body>
    <office:text text:use-soft-page-breaks="true">
      <text:p text:style-name="P1">FSD1249 Ydinjätepäätös 2001. Aineistoon ja sen tekijöihin tulee viitata asianmukaisesti kaikissa julkaisuissa ja esityksissä, joissa aineistoa käytetään. Tietoarkiston antaman malliviittaustiedon voi merkitä lähdeluetteloon sellaisenaan tai sitä voi muokata julkaisun käytäntöjen mukaisesti.</text:p>
      <text:p text:style-name="P2"/>
      <text:p text:style-name="P3">Aineisto on (A) vapaasti käytettävissä ilman rekisteröitymistä (CC BY 4.0).</text:p>
      <text:p text:style-name="P4"/>
      <text:p text:style-name="P5"/>
      <text:p text:style-name="Header"><text:span text:style-name="T6">Puhujat lähetekeskustelussa</text:span></text:p>
      <text:p text:style-name="P7"/>
      <text:p text:style-name="P8"><text:span text:style-name="T9">M-kirjain nimen perässä merkitsee, että puhuja suhtautui myönteisesti periaatepäätökseen ja K-kirjain puolestaan, että puhuja suhtautui kielteisesti tai kriittisesti periaatepäätökseen. Suluissa oleva numero ilmaisee<text:s/></text:span><text:span text:style-name="T10">puheenvuorojen määrän ko. puhujalla.</text:span></text:p>
      <text:p text:style-name="P11"/>
      <text:section text:name="Sect1" text:style-name="S1">
        <text:p text:style-name="P12"/>
        <text:p text:style-name="P13">1. Kauppa- ja</text:p>
        <text:p text:style-name="P14"><text:s/>teollisuusministeri Sinikka Mönkäre/sd <text:s/>M (4)</text:p>
        <text:p text:style-name="Standard"/>
        <text:p text:style-name="P15">2. Kirsi Ojansuu / vihr K (1)</text:p>
        <text:p text:style-name="Standard"/>
        <text:p text:style-name="P16">3. Katja Syvärinen / vas K (2)</text:p>
        <text:p text:style-name="Standard"/>
        <text:p text:style-name="P17">4. Erkki Pulliainen / vihr K (2)</text:p>
        <text:p text:style-name="Standard"/>
        <text:list text:style-name="WWNum1">
          <text:list-item text:start-value="5">
            <text:p text:style-name="P18">Ympäristöministeri Satu</text:p>
          </text:list-item>
        </text:list>
        <text:p text:style-name="P19">Hassi /vihr K (5)</text:p>
        <text:p text:style-name="Standard"/>
        <text:p text:style-name="P20"><text:s/>6.<text:s/>Susanna Huovinen /sd M (1)</text:p>
        <text:p text:style-name="Standard"/>
        <text:p text:style-name="P21"><text:s/>7. Merikukka Forsius / vihr K (1)</text:p>
        <text:p text:style-name="Standard"/>
        <text:p text:style-name="P22"><text:s/>8. Paula Kokkonen / kok M (3)</text:p>
        <text:p text:style-name="Standard"/>
        <text:p text:style-name="P23"><text:s/>9. Veijo Puhjo / vas K (2)</text:p>
        <text:p text:style-name="Standard"/>
        <text:p text:style-name="P24">10. Annika Lapintie / vas K (4)</text:p>
        <text:p text:style-name="Standard"/>
        <text:p text:style-name="P25">11. Sari Sarkomaa / kok M ((3)</text:p>
        <text:p text:style-name="Standard"/>
        <text:p text:style-name="P26">12. Mikko Elo / sd M (1)</text:p>
        <text:p text:style-name="Standard"/>
        <text:p text:style-name="P27">13. Tarja Kautto / sd M (2)</text:p>
        <text:p text:style-name="Standard"/>
        <text:p text:style-name="P28">14. Eero Akaan-Penttilä / kok M (1)</text:p>
        <text:p text:style-name="Standard"/>
        <text:p text:style-name="P29">15. Reijo Kallio / sd M (2)</text:p>
        <text:p text:style-name="Standard"/>
        <text:p text:style-name="P30">16. Christina Gestrin / r K (1)</text:p>
        <text:p text:style-name="Standard"/>
        <text:p text:style-name="P31">17. Raija Vahasalo / kok K (1)</text:p>
        <text:p text:style-name="Standard"/>
        <text:p text:style-name="P32">18. Margareta Pietikäinen / r K (1)</text:p>
        <text:p text:style-name="Standard"/>
        <text:p text:style-name="P33">19. Pentti Tiusanen / vas M (2)</text:p>
        <text:p text:style-name="Standard"/>
        <text:p text:style-name="P34">20. Mari Kiviniemi / kesk K</text:p>
        <text:p text:style-name="Standard"/>
        <text:p text:style-name="P35">21. Anni Sinnemäki / vihr K (1)</text:p>
        <text:p text:style-name="Standard"/>
        <text:p text:style-name="P36">22. Martti Tiuri / kok M (5)</text:p>
        <text:p text:style-name="Standard"/>
        <text:p text:style-name="P37">23. Marjukka Karttunen-Raiskio / kok M (2)</text:p>
        <text:p text:style-name="Standard"/>
        <text:p text:style-name="P38">24. Mikko Immonen / vas M (1)</text:p>
        <text:p text:style-name="Standard"/>
        <text:p text:style-name="P39">25. Ulla Juurola / sd M (2)</text:p>
        <text:p text:style-name="Standard"/>
        <text:p text:style-name="P40">26. Juha Karpio / kok M (1)</text:p>
        <text:p text:style-name="Standard"/>
        <text:p text:style-name="P41">27. Tanja Karpela / kesk K (3)</text:p>
        <text:p text:style-name="Standard"/>
        <text:p text:style-name="P42">28. Anne Huotari / vas K (1)</text:p>
        <text:p text:style-name="Standard"/>
        <text:p text:style-name="P43">29. Pertti Turtiainen / vas M (2)</text:p>
        <text:p text:style-name="Standard"/>
        <text:p text:style-name="P44">30. Unto Valpas / vas M (1)</text:p>
        <text:p text:style-name="Standard"/>
        <text:p text:style-name="P45">31. Matti Kangas / vas M (1)</text:p>
        <text:p text:style-name="Standard"/>
        <text:p text:style-name="P46">32. Jukka Vihriälä / kesk M (1)</text:p>
        <text:p text:style-name="Standard"/>
        <text:p text:style-name="P47">33. Kari Myllyniemi / kesk M (1)</text:p>
        <text:p text:style-name="Standard"/>
        <text:p text:style-name="P48">34. Kimmo Kiljunen / sd M (1)</text:p>
        <text:p text:style-name="Standard"/>
        <text:p text:style-name="P49">35. Leea Hiltunen / skl M (1) M (1)</text:p>
        <text:p text:style-name="Standard"/>
        <text:p text:style-name="P50">36. Leena Luhtanen / sd M (1)</text:p>
        <text:p text:style-name="Standard"/>
        <text:p text:style-name="P51">37. Aulis<text:s/>Ranta-Muotio / kesk M (1)</text:p>
        <text:p text:style-name="Standard"/>
        <text:p text:style-name="P52">38. Lauri Oinonen / kesk M (1)</text:p>
        <text:p text:style-name="Standard"/>
        <text:p text:style-name="P53">39. Hannes Manninen / kesk M (1)</text:p>
        <text:p text:style-name="Standard"/>
        <text:p text:style-name="P54">40. Juha Korkeaoja / kesk M (1)</text:p>
        <text:p text:style-name="Standard"/>
        <text:p text:style-name="P55">41. Seppo Lahtela / kesk M (1)</text:p>
        <text:p text:style-name="Standard"/>
        <text:p text:style-name="Standard">42. Kalevi Olin / sd M (1</text:p>
      </text:section>
      <text:section text:name="Sect2" text:style-name="S2">
        <text:p text:style-name="P56">)</text:p>
        <text:p text:style-name="Standard"><text:span text:style-name="T57">Täysistunnosta olivat poissa seuraavat edustajat (yht: 22):</text:span></text:p>
      </text:section>
      <text:section text:name="Sect3" text:style-name="S3">
        <text:p text:style-name="P58"><text:span text:style-name="T59"><text:s text:c="5"/>Esk</text:span><text:span text:style-name="T60">o Aho /kesk</text:span></text:p>
        <text:p text:style-name="P61"><text:span text:style-name="T62"><text:s text:c="4"/>Maria Kaisa Aula /kesk</text:span></text:p>
        <text:p text:style-name="P63"><text:span text:style-name="T64"><text:s text:c="4"/>Eva Biaudet /r</text:span></text:p>
        <text:p text:style-name="P65"><text:span text:style-name="T66"><text:s text:c="4"/>Leena-Kaisa Harkimo /kok</text:span></text:p>
        <text:p text:style-name="P67"><text:span text:style-name="T68"><text:s text:c="4"/>Matti Huutola /vas</text:span></text:p>
        <text:p text:style-name="P69"><text:span text:style-name="T70"><text:s text:c="4"/>Liisa Hyssälä /kesk</text:span></text:p>
        <text:p text:style-name="P71"><text:span text:style-name="T72"><text:s text:c="4"/>Timo Ihamäki /kok</text:span></text:p>
        <text:p text:style-name="P73"><text:span text:style-name="T74"><text:s text:c="4"/>Ossi Korteniemi /kesk</text:span></text:p>
        <text:p text:style-name="P75"><text:span text:style-name="T76"><text:s text:c="4"/>Kari Kärkkäinen /skl</text:span></text:p>
        <text:p text:style-name="P77"><text:span text:style-name="T78"><text:s text:c="4"/>Henrik Lax /r</text:span></text:p>
        <text:p text:style-name="P79"><text:span text:style-name="T80"><text:s text:c="4"/>Paula Lehtomäki /kesk</text:span></text:p>
        <text:p text:style-name="P81"><text:span text:style-name="T82"><text:s text:c="4"/>Markku Markkula /kok</text:span></text:p>
        <text:p text:style-name="P83"><text:span text:style-name="T84"><text:s text:c="4"/>Hanna Markkula-</text:span></text:p>
        <text:p text:style-name="P85"><text:span text:style-name="T86"><text:s text:c="4"/>Kivisilta /kok</text:span></text:p>
        <text:p text:style-name="P87"><text:span text:style-name="T88"><text:s text:c="4"/>Pertti Mäki-Hakola /kok</text:span></text:p>
        <text:p text:style-name="P89"><text:span text:style-name="T90"><text:s text:c="4"/>Matti Saarinen /sd</text:span></text:p>
        <text:p text:style-name="P91"><text:span text:style-name="T92"><text:s text:c="4"/>Kimmo Sasi /kok</text:span></text:p>
        <text:p text:style-name="P93"><text:span text:style-name="T94"><text:s text:c="4"/>Sakari Smeds /skl</text:span></text:p>
        <text:p text:style-name="P95"><text:span text:style-name="T96"><text:s text:c="4"/>Marjatta Stenius-</text:span></text:p>
        <text:p text:style-name="P97"><text:span text:style-name="T98"><text:s text:c="4"/>Kaukonen /vas</text:span></text:p>
        <text:p text:style-name="P99"><text:span text:style-name="T100"><text:s text:c="4"/>Ilkka Taipale /sd</text:span></text:p>
        <text:soft-page-break/>
        <text:p text:style-name="P101"><text:span text:style-name="T102"><text:s text:c="4"/>Irja Tulonen /kok</text:span></text:p>
        <text:p text:style-name="P103"><text:span text:style-name="T104"><text:s text:c="4"/>Marja-Liisa</text:span><text:span text:style-name="T105"><text:s/>Tykkyläinen /sd</text:span></text:p>
        <text:p text:style-name="P106"><text:span text:style-name="T107"><text:s text:c="4"/>Anu Vehviläinen /kesk</text:span></text:p>
        <text:p text:style-name="P10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imes New Roman CE" svg:font-family="Times New Roman CE" style:font-family-generic="system" style:font-pitch="variable"/>
    <style:font-face style:name="Times New Roman Cyr" svg:font-family="Times New Roman Cyr"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Times New Roman Greek" svg:font-family="Times New Roman Gree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keep-with-next="always" fo:line-height="150%"/>
      <style:text-properties fo:font-weight="bold" style:font-weight-asian="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vertical-align="auto"/>
      <style:text-properties style:font-name="Times New Roman" style:font-name-asian="Times New Roman CE" style:font-name-complex="Times New Roman Cyr" fo:font-size="10pt" style:font-size-asian="10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DocumentMap" style:display-name="DocumentMap" style:family="paragraph">
      <style:paragraph-properties fo:widows="2" fo:orphans="2" style:vertical-align="auto"/>
      <style:text-properties style:font-name="Times New Roman" style:font-name-asian="Times New Roman CE" style:font-name-complex="Times New Roman Cyr" fo:font-size="10pt" style:font-size-asian="10pt" style:language-asian="fi" style:country-asian="FI" fo:hyphenate="false"/>
    </style:style>
    <style:style style:name="DocumentMap0" style:display-name="Document Map" style:family="paragraph" style:parent-style-name="Standard">
      <style:paragraph-properties fo:background-color="#000080"/>
      <style:text-properties style:font-name="Tahoma" style:font-name-asian="Tahoma" style:font-name-complex="Tahoma" fo:hyphenate="false"/>
    </style:style>
    <style:style style:name="Header" style:display-name="Head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style:tab-stops>
          <style:tab-stop style:type="center" style:position="3.3465in"/>
          <style:tab-stop style:type="right" style:position="6.693in"/>
        </style:tab-stops>
      </style:paragraph-properties>
      <style:text-properties fo:hyphenate="false"/>
    </style:style>
    <text:list-style style:name="WWNum1" style:display-name="WWNum1">
      <text:list-level-style-number text:level="1" style:num-suffix=". "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uhujat</dc:title>
    <meta:initial-creator>Petteri Suominen</meta:initial-creator>
    <dc:creator>Jarkko Päivärinta (TAU)</dc:creator>
    <meta:creation-date>2003-04-25T10:51:00Z</meta:creation-date>
    <dc:date>2020-12-01T07:08:00Z</dc:date>
    <meta:print-date>2001-02-14T12:05:00Z</meta:print-date>
    <meta:template xlink:href="Normal.dotm" xlink:type="simple"/>
    <meta:editing-cycles>4</meta:editing-cycles>
    <meta:editing-duration>PT0S</meta:editing-duration>
    <meta:user-defined meta:name="Company">University of Tampere</meta:user-defined>
    <meta:user-defined meta:name="Operator">Tommi Rikkinen</meta:user-defined>
    <meta:document-statistic meta:page-count="2" meta:paragraph-count="5" meta:word-count="293" meta:character-count="2668" meta:row-count="19" meta:non-whitespace-character-count="2380"/>
  </office:meta>
</office:document-meta>
</file>